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3333" draw:textarea-horizontal-align="justify" draw:textarea-vertical-align="middle" draw:auto-grow-height="false" fo:min-height="1.861cm" fo:min-width="1.834cm"/>
    </style:style>
    <style:style style:name="gr2" style:family="graphic" style:parent-style-name="standard">
      <style:graphic-properties svg:stroke-color="#000000" draw:fill="solid" draw:fill-color="#66ff00" draw:textarea-horizontal-align="justify" draw:textarea-vertical-align="middle" draw:auto-grow-height="false" fo:min-height="1.861cm" fo:min-width="1.8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7pt" style:font-size-asian="17pt" style:font-size-complex="17pt"/>
    </style:style>
    <style:style style:name="P3" style:family="paragraph">
      <loext:graphic-properties draw:fill="solid" draw:fill-color="#66ff00"/>
      <style:paragraph-properties fo:text-align="center"/>
      <style:text-properties fo:font-size="17pt" style:font-size-asian="17pt" style:font-size-complex="1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cm" svg:height="2.985cm" svg:x="6.65cm" svg:y="2.138cm">
          <text:p text:style-name="P1"><text:span text:style-name="T1">block_in</text:span><text:span text:style-name="T1"><text:line-break/></text:span><text:span text:style-name="T1">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3cm" svg:height="2.985cm" svg:x="6.65cm" svg:y="6.138cm">
          <text:p text:style-name="P1"><text:span text:style-name="T1">block_out</text:span></text:p>
          <text:p text:style-name="P1"><text:span text:style-name="T1">nb_wr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draw:line-skew="0.531cm -0.01cm" svg:x1="9.95cm" svg:y1="3.631cm" svg:x2="8.3cm" svg:y2="2.138cm" draw:start-shape="id1" draw:start-glue-point="10" draw:end-shape="id1" draw:end-glue-point="4" svg:d="M9950 3631c1549 0 1292-1003 492-1568s-2142-693-2142 75" svg:viewBox="0 0 2780 2032">
          <text:p text:style-name="P1"><text:tab/><text:tab/><text:tab/> wait</text:p>
        </draw:connector>
        <draw:connector draw:style-name="gr4" draw:text-style-name="P4" draw:layer="layout" draw:type="curve" svg:x1="6.65cm" svg:y1="3.631cm" svg:x2="6.65cm" svg:y2="7.631cm" draw:start-shape="id1" draw:start-glue-point="6" draw:end-shape="id2" draw:end-glue-point="6" svg:d="M6650 3631c-751 0-751 4000 0 4000" svg:viewBox="0 0 564 4001">
          <text:p/>
        </draw:connector>
        <draw:connector draw:style-name="gr3" draw:text-style-name="P4" draw:layer="layout" draw:type="curve" svg:x1="9.467cm" svg:y1="4.686cm" svg:x2="9.95cm" svg:y2="3.631cm" draw:start-shape="id1" draw:start-glue-point="9" draw:end-shape="id1" draw:end-glue-point="10" svg:d="M9467 4686c0 1407 493 1172 802 557s434-1612-319-1612" svg:viewBox="0 0 1045 2098">
          <text:p text:style-name="P1"><text:tab/><text:tab/><text:tab/><text:tab/><text:tab/> <text:s text:c="2"/><text:span text:style-name="T2">!wait &amp;&amp; frames_ok &lt;= 10</text:span></text:p>
        </draw:connector>
        <draw:frame draw:style-name="gr5" draw:text-style-name="P5" draw:layer="layout" svg:width="6cm" svg:height="0.806cm" draw:transform="rotate (1.56416407563732) translate (5.2cm 8.8cm)">
          <draw:text-box>
            <text:p text:style-name="P1"><text:span text:style-name="T2">!wait &amp;&amp; frames_ok &gt; 10</text:span></text:p>
          </draw:text-box>
        </draw:frame>
        <draw:connector draw:style-name="gr4" draw:text-style-name="P4" draw:layer="layout" draw:type="curve" svg:x1="8.3cm" svg:y1="6.138cm" svg:x2="8.3cm" svg:y2="5.123cm" draw:start-shape="id2" draw:start-glue-point="4" draw:end-shape="id1" draw:end-glue-point="8" svg:d="M8300 6138v-1015" svg:viewBox="0 0 1 1016">
          <text:p/>
        </draw:connector>
        <draw:line draw:style-name="gr4" draw:text-style-name="P4" draw:layer="layout" svg:x1="5.9cm" svg:y1="1.6cm" svg:x2="7.1cm" svg:y2="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0:41:02.574477251</meta:creation-date>
    <dc:date>2017-12-05T11:30:50.899042604</dc:date>
    <meta:editing-duration>PT33M49S</meta:editing-duration>
    <meta:editing-cycles>4</meta:editing-cycles>
    <meta:generator>LibreOffice/5.4.2.2$Linux_X86_64 LibreOffice_project/22b09f6418e8c2d508a9eaf86b2399209b0990f4</meta:generator>
    <meta:document-statistic meta:object-count="8"/>
  </office:meta>
</office:document-meta>
</file>